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0.68pt" svg:height="412.61pt" svg:x="466.72pt" svg:y="37.62pt">
            <loext:p draw:notify-on-update-of-ranges="Sheet1.A1:Sheet1.A41 Sheet1.B1:Sheet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8.86pt" svg:y="246.02pt">
            <loext:p draw:notify-on-update-of-ranges="Sheet1.A12:Sheet1.A41 Sheet1.B12:Sheet1.B41 Sheet1.A12:Sheet1.A41 Sheet1.C12:Sheet1.C41 Sheet1.A12:Sheet1.A41 Sheet1.D12:Sheet1.D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73.15" calcext:value-type="float">
            <text:p>273.15</text:p>
          </table:table-cell>
          <table:table-cell office:value-type="float" office:value="0.60301" calcext:value-type="float">
            <text:p>0.60301</text:p>
          </table:table-cell>
          <table:table-cell office:value-type="float" office:value="0.37986" calcext:value-type="float">
            <text:p>0.37986</text:p>
          </table:table-cell>
          <table:table-cell office:value-type="float" office:value="0.19754" calcext:value-type="float">
            <text:p>0.19754</text:p>
          </table:table-cell>
        </table:table-row>
        <table:table-row table:style-name="ro1">
          <table:table-cell office:value-type="float" office:value="274.15" calcext:value-type="float">
            <text:p>274.15</text:p>
          </table:table-cell>
          <table:table-cell office:value-type="float" office:value="0.57496" calcext:value-type="float">
            <text:p>0.57496</text:p>
          </table:table-cell>
          <table:table-cell office:value-type="float" office:value="0.35181" calcext:value-type="float">
            <text:p>0.35181</text:p>
          </table:table-cell>
          <table:table-cell office:value-type="float" office:value="0.16949" calcext:value-type="float">
            <text:p>0.16949</text:p>
          </table:table-cell>
        </table:table-row>
        <table:table-row table:style-name="ro1">
          <table:table-cell office:value-type="float" office:value="275.15" calcext:value-type="float">
            <text:p>275.15</text:p>
          </table:table-cell>
          <table:table-cell office:value-type="float" office:value="0.54741" calcext:value-type="float">
            <text:p>0.54741</text:p>
          </table:table-cell>
          <table:table-cell office:value-type="float" office:value="0.32427" calcext:value-type="float">
            <text:p>0.32427</text:p>
          </table:table-cell>
          <table:table-cell office:value-type="float" office:value="0.14195" calcext:value-type="float">
            <text:p>0.14195</text:p>
          </table:table-cell>
        </table:table-row>
        <table:table-row table:style-name="ro1">
          <table:table-cell office:value-type="float" office:value="276.15" calcext:value-type="float">
            <text:p>276.15</text:p>
          </table:table-cell>
          <table:table-cell office:value-type="float" office:value="0.52036" calcext:value-type="float">
            <text:p>0.52036</text:p>
          </table:table-cell>
          <table:table-cell office:value-type="float" office:value="0.29722" calcext:value-type="float">
            <text:p>0.29722</text:p>
          </table:table-cell>
          <table:table-cell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277.15" calcext:value-type="float">
            <text:p>277.15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27067" calcext:value-type="float">
            <text:p>0.27067</text:p>
          </table:table-cell>
          <table:table-cell office:value-type="float" office:value="0.08834" calcext:value-type="float">
            <text:p>0.08834</text:p>
          </table:table-cell>
        </table:table-row>
        <table:table-row table:style-name="ro1">
          <table:table-cell office:value-type="float" office:value="278.15" calcext:value-type="float">
            <text:p>278.15</text:p>
          </table:table-cell>
          <table:table-cell office:value-type="float" office:value="0.46774" calcext:value-type="float">
            <text:p>0.46774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06227" calcext:value-type="float">
            <text:p>0.06227</text:p>
          </table:table-cell>
        </table:table-row>
        <table:table-row table:style-name="ro1">
          <table:table-cell office:value-type="float" office:value="279.15" calcext:value-type="float">
            <text:p>279.15</text:p>
          </table:table-cell>
          <table:table-cell office:value-type="float" office:value="0.44214" calcext:value-type="float">
            <text:p>0.44214</text:p>
          </table:table-cell>
          <table:table-cell office:value-type="float" office:value="0.21899" calcext:value-type="float">
            <text:p>0.21899</text:p>
          </table:table-cell>
          <table:table-cell office:value-type="float" office:value="0.03667" calcext:value-type="float">
            <text:p>0.03667</text:p>
          </table:table-cell>
        </table:table-row>
        <table:table-row table:style-name="ro1">
          <table:table-cell office:value-type="float" office:value="280.15" calcext:value-type="float">
            <text:p>280.15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386" calcext:value-type="float">
            <text:p>0.19386</text:p>
          </table:table-cell>
          <table:table-cell office:value-type="float" office:value="0.01154" calcext:value-type="float">
            <text:p>0.01154</text:p>
          </table:table-cell>
        </table:table-row>
        <table:table-row table:style-name="ro1">
          <table:table-cell office:value-type="float" office:value="281.15" calcext:value-type="float">
            <text:p>281.15</text:p>
          </table:table-cell>
          <table:table-cell office:value-type="float" office:value="0.39232" calcext:value-type="float">
            <text:p>0.39232</text:p>
          </table:table-cell>
          <table:table-cell office:value-type="float" office:value="0.16918" calcext:value-type="float">
            <text:p>0.16918</text:p>
          </table:table-cell>
          <table:table-cell office:value-type="float" office:value="-0.01314" calcext:value-type="float">
            <text:p>-0.01314</text:p>
          </table:table-cell>
        </table:table-row>
        <table:table-row table:style-name="ro1">
          <table:table-cell office:value-type="float" office:value="282.15" calcext:value-type="float">
            <text:p>282.1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14495" calcext:value-type="float">
            <text:p>0.14495</text:p>
          </table:table-cell>
          <table:table-cell office:value-type="float" office:value="-0.03737" calcext:value-type="float">
            <text:p>-0.03737</text:p>
          </table:table-cell>
        </table:table-row>
        <table:table-row table:style-name="ro1">
          <table:table-cell office:value-type="float" office:value="283.15" calcext:value-type="float">
            <text:p>283.15</text:p>
          </table:table-cell>
          <table:table-cell office:value-type="float" office:value="0.34429" calcext:value-type="float">
            <text:p>0.34429</text:p>
          </table:table-cell>
          <table:table-cell office:value-type="float" office:value="0.12115" calcext:value-type="float">
            <text:p>0.12115</text:p>
          </table:table-cell>
          <table:table-cell office:value-type="float" office:value="-0.06117" calcext:value-type="float">
            <text:p>-0.06117</text:p>
          </table:table-cell>
        </table:table-row>
        <table:table-row table:style-name="ro1">
          <table:table-cell office:value-type="float" office:value="284.15" calcext:value-type="float">
            <text:p>284.15</text:p>
          </table:table-cell>
          <table:table-cell office:value-type="float" office:value="0.32092" calcext:value-type="float">
            <text:p>0.32092</text:p>
          </table:table-cell>
          <table:table-cell office:value-type="float" office:value="0.09778" calcext:value-type="float">
            <text:p>0.09778</text:p>
          </table:table-cell>
          <table:table-cell office:value-type="float" office:value="-0.08454" calcext:value-type="float">
            <text:p>-0.08454</text:p>
          </table:table-cell>
        </table:table-row>
        <table:table-row table:style-name="ro1">
          <table:table-cell office:value-type="float" office:value="285.15" calcext:value-type="float">
            <text:p>285.15</text:p>
          </table:table-cell>
          <table:table-cell office:value-type="float" office:value="0.29797" calcext:value-type="float">
            <text:p>0.29797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-0.1075" calcext:value-type="float">
            <text:p>-0.1075</text:p>
          </table:table-cell>
        </table:table-row>
        <table:table-row table:style-name="ro1">
          <table:table-cell office:value-type="float" office:value="286.15" calcext:value-type="float">
            <text:p>286.15</text:p>
          </table:table-cell>
          <table:table-cell office:value-type="float" office:value="0.27542" calcext:value-type="float">
            <text:p>0.27542</text:p>
          </table:table-cell>
          <table:table-cell office:value-type="float" office:value="0.05228" calcext:value-type="float">
            <text:p>0.05228</text:p>
          </table:table-cell>
          <table:table-cell office:value-type="float" office:value="-0.13004" calcext:value-type="float">
            <text:p>-0.13004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-0.1522" calcext:value-type="float">
            <text:p>-0.1522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office:value-type="float" office:value="0.23149" calcext:value-type="float">
            <text:p>0.23149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17397" calcext:value-type="float">
            <text:p>-0.17397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office:value-type="float" office:value="0.2101" calcext:value-type="float">
            <text:p>0.21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19537" calcext:value-type="float">
            <text:p>-0.19537</text:p>
          </table:table-cell>
        </table:table-row>
        <table:table-row table:style-name="ro1">
          <table:table-cell office:value-type="float" office:value="290.15" calcext:value-type="float">
            <text:p>290.15</text:p>
          </table:table-cell>
          <table:table-cell office:value-type="float" office:value="0.18906" calcext:value-type="float">
            <text:p>0.18906</text:p>
          </table:table-cell>
          <table:table-cell office:value-type="float" office:value="-0.03409" calcext:value-type="float">
            <text:p>-0.03409</text:p>
          </table:table-cell>
          <table:table-cell office:value-type="float" office:value="-0.21641" calcext:value-type="float">
            <text:p>-0.21641</text:p>
          </table:table-cell>
        </table:table-row>
        <table:table-row table:style-name="ro1">
          <table:table-cell office:value-type="float" office:value="291.15" calcext:value-type="float">
            <text:p>291.15</text:p>
          </table:table-cell>
          <table:table-cell office:value-type="float" office:value="0.16837" calcext:value-type="float">
            <text:p>0.16837</text:p>
          </table:table-cell>
          <table:table-cell office:value-type="float" office:value="-0.05477" calcext:value-type="float">
            <text:p>-0.05477</text:p>
          </table:table-cell>
          <table:table-cell office:value-type="float" office:value="-0.23709" calcext:value-type="float">
            <text:p>-0.23709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0.14802" calcext:value-type="float">
            <text:p>0.14802</text:p>
          </table:table-cell>
          <table:table-cell office:value-type="float" office:value="-0.07512" calcext:value-type="float">
            <text:p>-0.07512</text:p>
          </table:table-cell>
          <table:table-cell office:value-type="float" office:value="-0.25744" calcext:value-type="float">
            <text:p>-0.25744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0.128" calcext:value-type="float">
            <text:p>0.128</text:p>
          </table:table-cell>
          <table:table-cell office:value-type="float" office:value="-0.09514" calcext:value-type="float">
            <text:p>-0.09514</text:p>
          </table:table-cell>
          <table:table-cell office:value-type="float" office:value="-0.27746" calcext:value-type="float">
            <text:p>-0.27746</text:p>
          </table:table-cell>
        </table:table-row>
        <table:table-row table:style-name="ro1">
          <table:table-cell office:value-type="float" office:value="294.15" calcext:value-type="float">
            <text:p>294.15</text:p>
          </table:table-cell>
          <table:table-cell office:value-type="float" office:value="0.10829" calcext:value-type="float">
            <text:p>0.10829</text:p>
          </table:table-cell>
          <table:table-cell office:value-type="float" office:value="-0.11485" calcext:value-type="float">
            <text:p>-0.11485</text:p>
          </table:table-cell>
          <table:table-cell office:value-type="float" office:value="-0.29717" calcext:value-type="float">
            <text:p>-0.29717</text:p>
          </table:table-cell>
        </table:table-row>
        <table:table-row table:style-name="ro1">
          <table:table-cell office:value-type="float" office:value="295.15" calcext:value-type="float">
            <text:p>295.15</text:p>
          </table:table-cell>
          <table:table-cell office:value-type="float" office:value="0.08889" calcext:value-type="float">
            <text:p>0.08889</text:p>
          </table:table-cell>
          <table:table-cell office:value-type="float" office:value="-0.13425" calcext:value-type="float">
            <text:p>-0.13425</text:p>
          </table:table-cell>
          <table:table-cell office:value-type="float" office:value="-0.31657" calcext:value-type="float">
            <text:p>-0.31657</text:p>
          </table:table-cell>
        </table:table-row>
        <table:table-row table:style-name="ro1">
          <table:table-cell office:value-type="float" office:value="296.15" calcext:value-type="float">
            <text:p>296.15</text:p>
          </table:table-cell>
          <table:table-cell office:value-type="float" office:value="0.06979" calcext:value-type="float">
            <text:p>0.06979</text:p>
          </table:table-cell>
          <table:table-cell office:value-type="float" office:value="-0.15336" calcext:value-type="float">
            <text:p>-0.15336</text:p>
          </table:table-cell>
          <table:table-cell office:value-type="float" office:value="-0.33568" calcext:value-type="float">
            <text:p>-0.33568</text:p>
          </table:table-cell>
        </table:table-row>
        <table:table-row table:style-name="ro1">
          <table:table-cell office:value-type="float" office:value="297.15" calcext:value-type="float">
            <text:p>297.15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-0.17219" calcext:value-type="float">
            <text:p>-0.17219</text:p>
          </table:table-cell>
          <table:table-cell office:value-type="float" office:value="-0.35451" calcext:value-type="float">
            <text:p>-0.35451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0.0324" calcext:value-type="float">
            <text:p>0.0324</text:p>
          </table:table-cell>
          <table:table-cell office:value-type="float" office:value="-0.19074" calcext:value-type="float">
            <text:p>-0.19074</text:p>
          </table:table-cell>
          <table:table-cell office:value-type="float" office:value="-0.37306" calcext:value-type="float">
            <text:p>-0.37306</text:p>
          </table:table-cell>
        </table:table-row>
        <table:table-row table:style-name="ro1">
          <table:table-cell office:value-type="float" office:value="299.15" calcext:value-type="float">
            <text:p>299.15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20904" calcext:value-type="float">
            <text:p>-0.20904</text:p>
          </table:table-cell>
          <table:table-cell office:value-type="float" office:value="-0.39136" calcext:value-type="float">
            <text:p>-0.39136</text:p>
          </table:table-cell>
        </table:table-row>
        <table:table-row table:style-name="ro1">
          <table:table-cell office:value-type="float" office:value="300.15" calcext:value-type="float">
            <text:p>300.15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0.22709" calcext:value-type="float">
            <text:p>-0.22709</text:p>
          </table:table-cell>
          <table:table-cell office:value-type="float" office:value="-0.40941" calcext:value-type="float">
            <text:p>-0.40941</text:p>
          </table:table-cell>
        </table:table-row>
        <table:table-row table:style-name="ro1">
          <table:table-cell office:value-type="float" office:value="301.15" calcext:value-type="float">
            <text:p>301.15</text:p>
          </table:table-cell>
          <table:table-cell office:value-type="float" office:value="-0.02176" calcext:value-type="float">
            <text:p>-0.02176</text:p>
          </table:table-cell>
          <table:table-cell office:value-type="float" office:value="-0.24491" calcext:value-type="float">
            <text:p>-0.24491</text:p>
          </table:table-cell>
          <table:table-cell office:value-type="float" office:value="-0.42723" calcext:value-type="float">
            <text:p>-0.42723</text:p>
          </table:table-cell>
        </table:table-row>
        <table:table-row table:style-name="ro1">
          <table:table-cell office:value-type="float" office:value="302.15" calcext:value-type="float">
            <text:p>302.15</text:p>
          </table:table-cell>
          <table:table-cell office:value-type="float" office:value="-0.03935" calcext:value-type="float">
            <text:p>-0.03935</text:p>
          </table:table-cell>
          <table:table-cell office:value-type="float" office:value="-0.2625" calcext:value-type="float">
            <text:p>-0.2625</text:p>
          </table:table-cell>
          <table:table-cell office:value-type="float" office:value="-0.44482" calcext:value-type="float">
            <text:p>-0.44482</text:p>
          </table:table-cell>
        </table:table-row>
        <table:table-row table:style-name="ro1">
          <table:table-cell office:value-type="float" office:value="303.15" calcext:value-type="float">
            <text:p>303.15</text:p>
          </table:table-cell>
          <table:table-cell office:value-type="float" office:value="-0.05673" calcext:value-type="float">
            <text:p>-0.05673</text:p>
          </table:table-cell>
          <table:table-cell office:value-type="float" office:value="-0.27987" calcext:value-type="float">
            <text:p>-0.27987</text:p>
          </table:table-cell>
          <table:table-cell office:value-type="float" office:value="-0.46219" calcext:value-type="float">
            <text:p>-0.46219</text:p>
          </table:table-cell>
        </table:table-row>
        <table:table-row table:style-name="ro1">
          <table:table-cell office:value-type="float" office:value="304.15" calcext:value-type="float">
            <text:p>304.15</text:p>
          </table:table-cell>
          <table:table-cell office:value-type="float" office:value="-0.0739" calcext:value-type="float">
            <text:p>-0.0739</text:p>
          </table:table-cell>
          <table:table-cell office:value-type="float" office:value="-0.29705" calcext:value-type="float">
            <text:p>-0.29705</text:p>
          </table:table-cell>
          <table:table-cell office:value-type="float" office:value="-0.47937" calcext:value-type="float">
            <text:p>-0.47937</text:p>
          </table:table-cell>
        </table:table-row>
        <table:table-row table:style-name="ro1">
          <table:table-cell office:value-type="float" office:value="305.15" calcext:value-type="float">
            <text:p>305.15</text:p>
          </table:table-cell>
          <table:table-cell office:value-type="float" office:value="-0.09089" calcext:value-type="float">
            <text:p>-0.09089</text:p>
          </table:table-cell>
          <table:table-cell office:value-type="float" office:value="-0.31403" calcext:value-type="float">
            <text:p>-0.31403</text:p>
          </table:table-cell>
          <table:table-cell office:value-type="float" office:value="-0.49635" calcext:value-type="float">
            <text:p>-0.49635</text:p>
          </table:table-cell>
        </table:table-row>
        <table:table-row table:style-name="ro1">
          <table:table-cell office:value-type="float" office:value="306.15" calcext:value-type="float">
            <text:p>306.15</text:p>
          </table:table-cell>
          <table:table-cell office:value-type="float" office:value="-0.10769" calcext:value-type="float">
            <text:p>-0.10769</text:p>
          </table:table-cell>
          <table:table-cell office:value-type="float" office:value="-0.33083" calcext:value-type="float">
            <text:p>-0.33083</text:p>
          </table:table-cell>
          <table:table-cell office:value-type="float" office:value="-0.51316" calcext:value-type="float">
            <text:p>-0.51316</text:p>
          </table:table-cell>
        </table:table-row>
        <table:table-row table:style-name="ro1">
          <table:table-cell office:value-type="float" office:value="307.15" calcext:value-type="float">
            <text:p>307.15</text:p>
          </table:table-cell>
          <table:table-cell office:value-type="float" office:value="-0.12432" calcext:value-type="float">
            <text:p>-0.12432</text:p>
          </table:table-cell>
          <table:table-cell office:value-type="float" office:value="-0.34747" calcext:value-type="float">
            <text:p>-0.34747</text:p>
          </table:table-cell>
          <table:table-cell office:value-type="float" office:value="-0.52979" calcext:value-type="float">
            <text:p>-0.52979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-0.1408" calcext:value-type="float">
            <text:p>-0.1408</text:p>
          </table:table-cell>
          <table:table-cell office:value-type="float" office:value="-0.36394" calcext:value-type="float">
            <text:p>-0.36394</text:p>
          </table:table-cell>
          <table:table-cell office:value-type="float" office:value="-0.54626" calcext:value-type="float">
            <text:p>-0.54626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-0.15712" calcext:value-type="float">
            <text:p>-0.15712</text:p>
          </table:table-cell>
          <table:table-cell office:value-type="float" office:value="-0.38027" calcext:value-type="float">
            <text:p>-0.38027</text:p>
          </table:table-cell>
          <table:table-cell office:value-type="float" office:value="-0.56259" calcext:value-type="float">
            <text:p>-0.56259</text:p>
          </table:table-cell>
        </table:table-row>
        <table:table-row table:style-name="ro1">
          <table:table-cell office:value-type="float" office:value="310.15" calcext:value-type="float">
            <text:p>310.15</text:p>
          </table:table-cell>
          <table:table-cell office:value-type="float" office:value="-0.17331" calcext:value-type="float">
            <text:p>-0.17331</text:p>
          </table:table-cell>
          <table:table-cell office:value-type="float" office:value="-0.39646" calcext:value-type="float">
            <text:p>-0.39646</text:p>
          </table:table-cell>
          <table:table-cell office:value-type="float" office:value="-0.57878" calcext:value-type="float">
            <text:p>-0.57878</text:p>
          </table:table-cell>
        </table:table-row>
        <table:table-row table:style-name="ro1">
          <table:table-cell office:value-type="float" office:value="311.15" calcext:value-type="float">
            <text:p>311.15</text:p>
          </table:table-cell>
          <table:table-cell office:value-type="float" office:value="-0.18938" calcext:value-type="float">
            <text:p>-0.18938</text:p>
          </table:table-cell>
          <table:table-cell office:value-type="float" office:value="-0.41252" calcext:value-type="float">
            <text:p>-0.41252</text:p>
          </table:table-cell>
          <table:table-cell office:value-type="float" office:value="-0.59484" calcext:value-type="float">
            <text:p>-0.59484</text:p>
          </table:table-cell>
        </table:table-row>
        <table:table-row table:style-name="ro1">
          <table:table-cell office:value-type="float" office:value="312.15" calcext:value-type="float">
            <text:p>312.15</text:p>
          </table:table-cell>
          <table:table-cell office:value-type="float" office:value="-0.20532" calcext:value-type="float">
            <text:p>-0.20532</text:p>
          </table:table-cell>
          <table:table-cell office:value-type="float" office:value="-0.42846" calcext:value-type="float">
            <text:p>-0.42846</text:p>
          </table:table-cell>
          <table:table-cell office:value-type="float" office:value="-0.61078" calcext:value-type="float">
            <text:p>-0.61078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-0.22116" calcext:value-type="float">
            <text:p>-0.22116</text:p>
          </table:table-cell>
          <table:table-cell office:value-type="float" office:value="-0.4443" calcext:value-type="float">
            <text:p>-0.4443</text:p>
          </table:table-cell>
          <table:table-cell office:value-type="float" office:value="-0.62662" calcext:value-type="float">
            <text:p>-0.62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6:17:27.401133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4:02.774047926</meta:creation-date>
    <dc:date>2018-07-23T16:40:03.629894402</dc:date>
    <meta:editing-duration>PT13M26S</meta:editing-duration>
    <meta:editing-cycles>2</meta:editing-cycles>
    <meta:generator>LibreOffice/5.1.6.2$Linux_X86_64 LibreOffice_project/10m0$Build-2</meta:generator>
    <meta:document-statistic meta:table-count="1" meta:cell-count="1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86cm" svg:height="14.557cm" xlink:href=".." xlink:type="simple" chart:class="chart:scatter" chart:style-name="ch1">
        <chart:legend chart:legend-position="end" svg:x="17.634cm" svg:y="6.979cm" style:legend-expansion="high" chart:style-name="ch2"/>
        <chart:plot-area chart:style-name="ch3" table:cell-range-address="Sheet1.A1:Sheet1.B41" svg:x="0.953cm" svg:y="-0.199cm" svg:width="19.809cm" svg:height="14.955cm">
          <chartooo:coordinate-region svg:x="1.786cm" svg:y="0cm" svg:width="18.696cm" svg:height="14.557cm"/>
          <chart:axis chart:dimension="x" chart:name="primary-x" chart:style-name="ch4">
            <chart:title svg:x="10.641cm" svg:y="13.997cm" chart:style-name="ch5">
              <text:p>Ta</text:p>
            </chart:title>
          </chart:axis>
          <chart:axis chart:dimension="y" chart:name="primary-y" chart:style-name="ch4">
            <chart:title svg:x="0cm" svg:y="7.692cm" chart:style-name="ch6">
              <text:p>F(Ta)</text:p>
            </chart:title>
            <chart:grid chart:style-name="ch7" chart:class="major"/>
          </chart:axis>
          <chart:series chart:style-name="ch8" chart:values-cell-range-address="Sheet1.B1:Sheet1.B41" chart:class="chart:scatter">
            <chart:domain table:cell-range-address="Sheet1.A1:Sheet1.A41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15">
                <text:p>273.15</text:p>
                <draw:g>
                  <svg:desc>Sheet1.A1:Sheet1.A41</svg:desc>
                </draw:g>
              </table:table-cell>
              <table:table-cell office:value-type="float" office:value="0.60301">
                <text:p>0.60301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.15">
                <text:p>274.15</text:p>
              </table:table-cell>
              <table:table-cell office:value-type="float" office:value="0.57496">
                <text:p>0.57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.15">
                <text:p>275.15</text:p>
              </table:table-cell>
              <table:table-cell office:value-type="float" office:value="0.54741">
                <text:p>0.54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.15">
                <text:p>276.15</text:p>
              </table:table-cell>
              <table:table-cell office:value-type="float" office:value="0.52036">
                <text:p>0.52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.15">
                <text:p>277.15</text:p>
              </table:table-cell>
              <table:table-cell office:value-type="float" office:value="0.49381">
                <text:p>0.49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.15">
                <text:p>278.15</text:p>
              </table:table-cell>
              <table:table-cell office:value-type="float" office:value="0.46774">
                <text:p>0.4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.15">
                <text:p>279.15</text:p>
              </table:table-cell>
              <table:table-cell office:value-type="float" office:value="0.44214">
                <text:p>0.44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.15">
                <text:p>280.1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.15">
                <text:p>281.15</text:p>
              </table:table-cell>
              <table:table-cell office:value-type="float" office:value="0.39232">
                <text:p>0.39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15">
                <text:p>282.15</text:p>
              </table:table-cell>
              <table:table-cell office:value-type="float" office:value="0.36809">
                <text:p>0.36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.15">
                <text:p>283.15</text:p>
              </table:table-cell>
              <table:table-cell office:value-type="float" office:value="0.34429">
                <text:p>0.34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.15">
                <text:p>284.15</text:p>
              </table:table-cell>
              <table:table-cell office:value-type="float" office:value="0.32092">
                <text:p>0.32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.15">
                <text:p>285.15</text:p>
              </table:table-cell>
              <table:table-cell office:value-type="float" office:value="0.29797">
                <text:p>0.29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.15">
                <text:p>286.15</text:p>
              </table:table-cell>
              <table:table-cell office:value-type="float" office:value="0.27542">
                <text:p>0.27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7.15">
                <text:p>287.15</text:p>
              </table:table-cell>
              <table:table-cell office:value-type="float" office:value="0.25327">
                <text:p>0.25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.15">
                <text:p>288.15</text:p>
              </table:table-cell>
              <table:table-cell office:value-type="float" office:value="0.23149">
                <text:p>0.23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15">
                <text:p>289.15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.15">
                <text:p>290.15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.15">
                <text:p>291.15</text:p>
              </table:table-cell>
              <table:table-cell office:value-type="float" office:value="0.16837">
                <text:p>0.16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.15">
                <text:p>292.15</text:p>
              </table:table-cell>
              <table:table-cell office:value-type="float" office:value="0.14802">
                <text:p>0.14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.15">
                <text:p>293.1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.15">
                <text:p>294.15</text:p>
              </table:table-cell>
              <table:table-cell office:value-type="float" office:value="0.10829">
                <text:p>0.10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.15">
                <text:p>295.15</text:p>
              </table:table-cell>
              <table:table-cell office:value-type="float" office:value="0.08889">
                <text:p>0.0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.15">
                <text:p>296.15</text:p>
              </table:table-cell>
              <table:table-cell office:value-type="float" office:value="0.06979">
                <text:p>0.06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15">
                <text:p>297.15</text:p>
              </table:table-cell>
              <table:table-cell office:value-type="float" office:value="0.05096">
                <text:p>0.05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.15">
                <text:p>298.15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.15">
                <text:p>299.1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.15">
                <text:p>300.15</text:p>
              </table:table-cell>
              <table:table-cell office:value-type="float" office:value="-0.00395">
                <text:p>-0.00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1.15">
                <text:p>301.15</text:p>
              </table:table-cell>
              <table:table-cell office:value-type="float" office:value="-0.02176">
                <text:p>-0.02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.15">
                <text:p>302.15</text:p>
              </table:table-cell>
              <table:table-cell office:value-type="float" office:value="-0.03935">
                <text:p>-0.03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.15">
                <text:p>303.15</text:p>
              </table:table-cell>
              <table:table-cell office:value-type="float" office:value="-0.05673">
                <text:p>-0.05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4.15">
                <text:p>304.15</text:p>
              </table:table-cell>
              <table:table-cell office:value-type="float" office:value="-0.0739">
                <text:p>-0.0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.15">
                <text:p>305.15</text:p>
              </table:table-cell>
              <table:table-cell office:value-type="float" office:value="-0.09089">
                <text:p>-0.09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.15">
                <text:p>306.15</text:p>
              </table:table-cell>
              <table:table-cell office:value-type="float" office:value="-0.10769">
                <text:p>-0.10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7.15">
                <text:p>307.15</text:p>
              </table:table-cell>
              <table:table-cell office:value-type="float" office:value="-0.12432">
                <text:p>-0.12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.15">
                <text:p>308.15</text:p>
              </table:table-cell>
              <table:table-cell office:value-type="float" office:value="-0.1408">
                <text:p>-0.1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.15">
                <text:p>309.15</text:p>
              </table:table-cell>
              <table:table-cell office:value-type="float" office:value="-0.15712">
                <text:p>-0.15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0.15">
                <text:p>310.15</text:p>
              </table:table-cell>
              <table:table-cell office:value-type="float" office:value="-0.17331">
                <text:p>-0.17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.15">
                <text:p>311.15</text:p>
              </table:table-cell>
              <table:table-cell office:value-type="float" office:value="-0.18938">
                <text:p>-0.18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.15">
                <text:p>312.15</text:p>
              </table:table-cell>
              <table:table-cell office:value-type="float" office:value="-0.20532">
                <text:p>-0.20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3.15">
                <text:p>313.15</text:p>
              </table:table-cell>
              <table:table-cell office:value-type="float" office:value="-0.22116">
                <text:p>-0.22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2:Sheet1.D41" svg:x="-0.149cm" svg:y="0.177cm" svg:width="15.518cm" svg:height="8.638cm">
          <chartooo:coordinate-region svg:x="0.684cm" svg:y="0.376cm" svg:width="14.405cm" svg:height="8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41" chart:class="chart:scatter">
            <chart:domain table:cell-range-address="Sheet1.A12:Sheet1.A41"/>
            <chart:data-point chart:repeated="30"/>
          </chart:series>
          <chart:series chart:style-name="ch7" chart:values-cell-range-address="Sheet1.C12:Sheet1.C41" chart:class="chart:scatter">
            <chart:data-point chart:repeated="30"/>
          </chart:series>
          <chart:series chart:style-name="ch8" chart:values-cell-range-address="Sheet1.D12:Sheet1.D4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.15">
                <text:p>284.15</text:p>
                <draw:g>
                  <svg:desc>Sheet1.A12:Sheet1.A41</svg:desc>
                </draw:g>
              </table:table-cell>
              <table:table-cell office:value-type="float" office:value="0.32092">
                <text:p>0.32092</text:p>
                <draw:g>
                  <svg:desc>Sheet1.B12:Sheet1.B41</svg:desc>
                </draw:g>
              </table:table-cell>
              <table:table-cell office:value-type="float" office:value="0.09778">
                <text:p>0.09778</text:p>
                <draw:g>
                  <svg:desc>Sheet1.C12:Sheet1.C41</svg:desc>
                </draw:g>
              </table:table-cell>
              <table:table-cell office:value-type="float" office:value="-0.08454">
                <text:p>-0.08454</text:p>
                <draw:g>
                  <svg:desc>Sheet1.D12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.15">
                <text:p>285.15</text:p>
              </table:table-cell>
              <table:table-cell office:value-type="float" office:value="0.29797">
                <text:p>0.29797</text:p>
              </table:table-cell>
              <table:table-cell office:value-type="float" office:value="0.07483">
                <text:p>0.07483</text:p>
              </table:table-cell>
              <table:table-cell office:value-type="float" office:value="-0.1075">
                <text:p>-0.1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.15">
                <text:p>286.15</text:p>
              </table:table-cell>
              <table:table-cell office:value-type="float" office:value="0.27542">
                <text:p>0.27542</text:p>
              </table:table-cell>
              <table:table-cell office:value-type="float" office:value="0.05228">
                <text:p>0.05228</text:p>
              </table:table-cell>
              <table:table-cell office:value-type="float" office:value="-0.13004">
                <text:p>-0.13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.15">
                <text:p>287.15</text:p>
              </table:table-cell>
              <table:table-cell office:value-type="float" office:value="0.25327">
                <text:p>0.25327</text:p>
              </table:table-cell>
              <table:table-cell office:value-type="float" office:value="0.03012">
                <text:p>0.03012</text:p>
              </table:table-cell>
              <table:table-cell office:value-type="float" office:value="-0.1522">
                <text:p>-0.1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.15">
                <text:p>288.15</text:p>
              </table:table-cell>
              <table:table-cell office:value-type="float" office:value="0.23149">
                <text:p>0.23149</text:p>
              </table:table-cell>
              <table:table-cell office:value-type="float" office:value="0.00835">
                <text:p>0.00835</text:p>
              </table:table-cell>
              <table:table-cell office:value-type="float" office:value="-0.17397">
                <text:p>-0.17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15">
                <text:p>289.15</text:p>
              </table:table-cell>
              <table:table-cell office:value-type="float" office:value="0.2101">
                <text:p>0.2101</text:p>
              </table:table-cell>
              <table:table-cell office:value-type="float" office:value="-0.01305">
                <text:p>-0.01305</text:p>
              </table:table-cell>
              <table:table-cell office:value-type="float" office:value="-0.19537">
                <text:p>-0.19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15">
                <text:p>290.15</text:p>
              </table:table-cell>
              <table:table-cell office:value-type="float" office:value="0.18906">
                <text:p>0.18906</text:p>
              </table:table-cell>
              <table:table-cell office:value-type="float" office:value="-0.03409">
                <text:p>-0.03409</text:p>
              </table:table-cell>
              <table:table-cell office:value-type="float" office:value="-0.21641">
                <text:p>-0.2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.15">
                <text:p>291.15</text:p>
              </table:table-cell>
              <table:table-cell office:value-type="float" office:value="0.16837">
                <text:p>0.16837</text:p>
              </table:table-cell>
              <table:table-cell office:value-type="float" office:value="-0.05477">
                <text:p>-0.05477</text:p>
              </table:table-cell>
              <table:table-cell office:value-type="float" office:value="-0.23709">
                <text:p>-0.23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.15">
                <text:p>292.15</text:p>
              </table:table-cell>
              <table:table-cell office:value-type="float" office:value="0.14802">
                <text:p>0.14802</text:p>
              </table:table-cell>
              <table:table-cell office:value-type="float" office:value="-0.07512">
                <text:p>-0.07512</text:p>
              </table:table-cell>
              <table:table-cell office:value-type="float" office:value="-0.25744">
                <text:p>-0.25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.15">
                <text:p>293.15</text:p>
              </table:table-cell>
              <table:table-cell office:value-type="float" office:value="0.128">
                <text:p>0.128</text:p>
              </table:table-cell>
              <table:table-cell office:value-type="float" office:value="-0.09514">
                <text:p>-0.09514</text:p>
              </table:table-cell>
              <table:table-cell office:value-type="float" office:value="-0.27746">
                <text:p>-0.27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.15">
                <text:p>294.15</text:p>
              </table:table-cell>
              <table:table-cell office:value-type="float" office:value="0.10829">
                <text:p>0.10829</text:p>
              </table:table-cell>
              <table:table-cell office:value-type="float" office:value="-0.11485">
                <text:p>-0.11485</text:p>
              </table:table-cell>
              <table:table-cell office:value-type="float" office:value="-0.29717">
                <text:p>-0.29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5.15">
                <text:p>295.15</text:p>
              </table:table-cell>
              <table:table-cell office:value-type="float" office:value="0.08889">
                <text:p>0.08889</text:p>
              </table:table-cell>
              <table:table-cell office:value-type="float" office:value="-0.13425">
                <text:p>-0.13425</text:p>
              </table:table-cell>
              <table:table-cell office:value-type="float" office:value="-0.31657">
                <text:p>-0.31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.15">
                <text:p>296.15</text:p>
              </table:table-cell>
              <table:table-cell office:value-type="float" office:value="0.06979">
                <text:p>0.06979</text:p>
              </table:table-cell>
              <table:table-cell office:value-type="float" office:value="-0.15336">
                <text:p>-0.15336</text:p>
              </table:table-cell>
              <table:table-cell office:value-type="float" office:value="-0.33568">
                <text:p>-0.33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.15">
                <text:p>297.15</text:p>
              </table:table-cell>
              <table:table-cell office:value-type="float" office:value="0.05096">
                <text:p>0.05096</text:p>
              </table:table-cell>
              <table:table-cell office:value-type="float" office:value="-0.17219">
                <text:p>-0.17219</text:p>
              </table:table-cell>
              <table:table-cell office:value-type="float" office:value="-0.35451">
                <text:p>-0.35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.15">
                <text:p>298.15</text:p>
              </table:table-cell>
              <table:table-cell office:value-type="float" office:value="0.0324">
                <text:p>0.0324</text:p>
              </table:table-cell>
              <table:table-cell office:value-type="float" office:value="-0.19074">
                <text:p>-0.19074</text:p>
              </table:table-cell>
              <table:table-cell office:value-type="float" office:value="-0.37306">
                <text:p>-0.37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15">
                <text:p>299.15</text:p>
              </table:table-cell>
              <table:table-cell office:value-type="float" office:value="0.0141">
                <text:p>0.0141</text:p>
              </table:table-cell>
              <table:table-cell office:value-type="float" office:value="-0.20904">
                <text:p>-0.20904</text:p>
              </table:table-cell>
              <table:table-cell office:value-type="float" office:value="-0.39136">
                <text:p>-0.39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.15">
                <text:p>300.15</text:p>
              </table:table-cell>
              <table:table-cell office:value-type="float" office:value="-0.00395">
                <text:p>-0.00395</text:p>
              </table:table-cell>
              <table:table-cell office:value-type="float" office:value="-0.22709">
                <text:p>-0.22709</text:p>
              </table:table-cell>
              <table:table-cell office:value-type="float" office:value="-0.40941">
                <text:p>-0.4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.15">
                <text:p>301.15</text:p>
              </table:table-cell>
              <table:table-cell office:value-type="float" office:value="-0.02176">
                <text:p>-0.02176</text:p>
              </table:table-cell>
              <table:table-cell office:value-type="float" office:value="-0.24491">
                <text:p>-0.24491</text:p>
              </table:table-cell>
              <table:table-cell office:value-type="float" office:value="-0.42723">
                <text:p>-0.42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.15">
                <text:p>302.15</text:p>
              </table:table-cell>
              <table:table-cell office:value-type="float" office:value="-0.03935">
                <text:p>-0.03935</text:p>
              </table:table-cell>
              <table:table-cell office:value-type="float" office:value="-0.2625">
                <text:p>-0.2625</text:p>
              </table:table-cell>
              <table:table-cell office:value-type="float" office:value="-0.44482">
                <text:p>-0.44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.15">
                <text:p>303.15</text:p>
              </table:table-cell>
              <table:table-cell office:value-type="float" office:value="-0.05673">
                <text:p>-0.05673</text:p>
              </table:table-cell>
              <table:table-cell office:value-type="float" office:value="-0.27987">
                <text:p>-0.27987</text:p>
              </table:table-cell>
              <table:table-cell office:value-type="float" office:value="-0.46219">
                <text:p>-0.46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15">
                <text:p>304.15</text:p>
              </table:table-cell>
              <table:table-cell office:value-type="float" office:value="-0.0739">
                <text:p>-0.0739</text:p>
              </table:table-cell>
              <table:table-cell office:value-type="float" office:value="-0.29705">
                <text:p>-0.29705</text:p>
              </table:table-cell>
              <table:table-cell office:value-type="float" office:value="-0.47937">
                <text:p>-0.47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.15">
                <text:p>305.15</text:p>
              </table:table-cell>
              <table:table-cell office:value-type="float" office:value="-0.09089">
                <text:p>-0.09089</text:p>
              </table:table-cell>
              <table:table-cell office:value-type="float" office:value="-0.31403">
                <text:p>-0.31403</text:p>
              </table:table-cell>
              <table:table-cell office:value-type="float" office:value="-0.49635">
                <text:p>-0.49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.15">
                <text:p>306.15</text:p>
              </table:table-cell>
              <table:table-cell office:value-type="float" office:value="-0.10769">
                <text:p>-0.10769</text:p>
              </table:table-cell>
              <table:table-cell office:value-type="float" office:value="-0.33083">
                <text:p>-0.33083</text:p>
              </table:table-cell>
              <table:table-cell office:value-type="float" office:value="-0.51316">
                <text:p>-0.51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.15">
                <text:p>307.15</text:p>
              </table:table-cell>
              <table:table-cell office:value-type="float" office:value="-0.12432">
                <text:p>-0.12432</text:p>
              </table:table-cell>
              <table:table-cell office:value-type="float" office:value="-0.34747">
                <text:p>-0.34747</text:p>
              </table:table-cell>
              <table:table-cell office:value-type="float" office:value="-0.52979">
                <text:p>-0.52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.15">
                <text:p>308.15</text:p>
              </table:table-cell>
              <table:table-cell office:value-type="float" office:value="-0.1408">
                <text:p>-0.1408</text:p>
              </table:table-cell>
              <table:table-cell office:value-type="float" office:value="-0.36394">
                <text:p>-0.36394</text:p>
              </table:table-cell>
              <table:table-cell office:value-type="float" office:value="-0.54626">
                <text:p>-0.54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9.15">
                <text:p>309.15</text:p>
              </table:table-cell>
              <table:table-cell office:value-type="float" office:value="-0.15712">
                <text:p>-0.15712</text:p>
              </table:table-cell>
              <table:table-cell office:value-type="float" office:value="-0.38027">
                <text:p>-0.38027</text:p>
              </table:table-cell>
              <table:table-cell office:value-type="float" office:value="-0.56259">
                <text:p>-0.56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15">
                <text:p>310.15</text:p>
              </table:table-cell>
              <table:table-cell office:value-type="float" office:value="-0.17331">
                <text:p>-0.17331</text:p>
              </table:table-cell>
              <table:table-cell office:value-type="float" office:value="-0.39646">
                <text:p>-0.39646</text:p>
              </table:table-cell>
              <table:table-cell office:value-type="float" office:value="-0.57878">
                <text:p>-0.57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1.15">
                <text:p>311.15</text:p>
              </table:table-cell>
              <table:table-cell office:value-type="float" office:value="-0.18938">
                <text:p>-0.18938</text:p>
              </table:table-cell>
              <table:table-cell office:value-type="float" office:value="-0.41252">
                <text:p>-0.41252</text:p>
              </table:table-cell>
              <table:table-cell office:value-type="float" office:value="-0.59484">
                <text:p>-0.59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.15">
                <text:p>312.15</text:p>
              </table:table-cell>
              <table:table-cell office:value-type="float" office:value="-0.20532">
                <text:p>-0.20532</text:p>
              </table:table-cell>
              <table:table-cell office:value-type="float" office:value="-0.42846">
                <text:p>-0.42846</text:p>
              </table:table-cell>
              <table:table-cell office:value-type="float" office:value="-0.61078">
                <text:p>-0.61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3.15">
                <text:p>313.15</text:p>
              </table:table-cell>
              <table:table-cell office:value-type="float" office:value="-0.22116">
                <text:p>-0.22116</text:p>
              </table:table-cell>
              <table:table-cell office:value-type="float" office:value="-0.4443">
                <text:p>-0.4443</text:p>
              </table:table-cell>
              <table:table-cell office:value-type="float" office:value="-0.62662">
                <text:p>-0.62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